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b58c"/>
    </style:style>
    <style:style style:name="P2" style:family="paragraph" style:parent-style-name="Frame_20_contents">
      <style:paragraph-properties fo:text-align="center" style:justify-single-word="false"/>
      <style:text-properties style:font-name="League Gothic" fo:font-size="24pt" officeooo:rsid="0016e595" officeooo:paragraph-rsid="0016e595" style:font-size-asian="24pt" style:font-size-complex="24pt"/>
    </style:style>
    <style:style style:name="P3" style:family="paragraph" style:parent-style-name="Frame_20_contents">
      <style:paragraph-properties fo:text-align="center" style:justify-single-word="false"/>
      <style:text-properties style:font-name="League Gothic" fo:font-size="40pt" officeooo:rsid="0017b58c" officeooo:paragraph-rsid="0017b58c" style:font-size-asian="40pt" style:font-size-complex="40pt"/>
    </style:style>
    <style:style style:name="P4" style:family="paragraph" style:parent-style-name="Standard">
      <style:text-properties officeooo:paragraph-rsid="0017d886"/>
    </style:style>
    <style:style style:name="P5" style:family="paragraph" style:parent-style-name="Frame_20_contents">
      <style:paragraph-properties fo:text-align="center" style:justify-single-word="false"/>
      <style:text-properties style:font-name="League Gothic" fo:font-size="24pt" officeooo:rsid="0016e595" officeooo:paragraph-rsid="0016e595" style:font-size-asian="24pt" style:font-size-complex="24pt"/>
    </style:style>
    <style:style style:name="P6" style:family="paragraph" style:parent-style-name="Frame_20_contents">
      <style:paragraph-properties fo:text-align="center" style:justify-single-word="false"/>
      <style:text-properties style:font-name="League Gothic" fo:font-size="40pt" officeooo:rsid="0017b58c" officeooo:paragraph-rsid="0017b58c" style:font-size-asian="40pt" style:font-size-complex="40pt"/>
    </style:style>
    <style:style style:name="fr1" style:family="graphic" style:parent-style-name="Frame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rame1" text:anchor-type="as-char" svg:width="6.1cm" svg:height="6.1cm" draw:z-index="0"><draw:text-box><text:p text:style-name="P2">100 x 10kΩ Resistors</text:p><text:p text:style-name="P3">$2</text:p></draw:text-box></draw:frame><draw:frame draw:style-name="fr1" draw:name="Frame2" text:anchor-type="as-char" svg:width="6.1cm" svg:height="6.1cm" draw:z-index="1"><draw:text-box><text:p text:style-name="P2">100 x 10kΩ Resistors</text:p><text:p text:style-name="P3">$2</text:p></draw:text-box></draw:frame><draw:frame draw:style-name="fr1" draw:name="Frame3" text:anchor-type="as-char" svg:width="6.1cm" svg:height="6.1cm" draw:z-index="2"><draw:text-box><text:p text:style-name="P2">100 x 10kΩ Resistors</text:p><text:p text:style-name="P3">$2</text:p></draw:text-box></draw:frame><draw:frame draw:style-name="fr1" draw:name="Frame4" text:anchor-type="as-char" svg:width="6.1cm" svg:height="6.1cm" draw:z-index="3"><draw:text-box><text:p text:style-name="P2">100 x 10kΩ Resistors</text:p><text:p text:style-name="P3">$2</text:p></draw:text-box></draw:frame><draw:frame draw:style-name="fr1" draw:name="Frame5" text:anchor-type="as-char" svg:width="6.1cm" svg:height="6.1cm" draw:z-index="4"><draw:text-box><text:p text:style-name="P2">100 x 10kΩ Resistors</text:p><text:p text:style-name="P3">$2</text:p></draw:text-box></draw:frame><draw:frame draw:style-name="fr1" draw:name="Frame6" text:anchor-type="as-char" svg:width="6.1cm" svg:height="6.1cm" draw:z-index="5"><draw:text-box><text:p text:style-name="P2">100 x 10kΩ Resistors</text:p><text:p text:style-name="P3">$2</text:p></draw:text-box></draw:frame><draw:frame draw:style-name="fr1" draw:name="Frame7" text:anchor-type="as-char" svg:width="6.1cm" svg:height="6.1cm" draw:z-index="6"><draw:text-box><text:p text:style-name="P2">100 x 10kΩ Resistors</text:p><text:p text:style-name="P3">$2</text:p></draw:text-box></draw:frame><draw:frame draw:style-name="fr1" draw:name="Frame8" text:anchor-type="as-char" svg:width="6.1cm" svg:height="6.1cm" draw:z-index="7"><draw:text-box><text:p text:style-name="P2">100 x 10kΩ Resistors</text:p><text:p text:style-name="P3">$2</text:p></draw:text-box></draw:frame><draw:frame draw:style-name="fr1" draw:name="Frame9" text:anchor-type="as-char" svg:width="6.1cm" svg:height="6.1cm" draw:z-index="8"><draw:text-box><text:p text:style-name="P2">100 x 10kΩ Resistors</text:p><text:p text:style-name="P3">$2</text:p></draw:text-box></draw:frame><draw:frame draw:style-name="fr1" draw:name="Frame10" text:anchor-type="as-char" svg:width="6.1cm" svg:height="6.1cm" draw:z-index="9"><draw:text-box><text:p text:style-name="P2">100 x 10kΩ Resistors</text:p><text:p text:style-name="P3">$2</text:p></draw:text-box></draw:frame><draw:frame draw:style-name="fr1" draw:name="Frame11" text:anchor-type="as-char" svg:width="6.1cm" svg:height="6.1cm" draw:z-index="10"><draw:text-box><text:p text:style-name="P2">100 x 10kΩ Resistors</text:p><text:p text:style-name="P3">$2</text:p></draw:text-box></draw:frame><draw:frame draw:style-name="fr1" draw:name="Frame12" text:anchor-type="as-char" svg:width="6.1cm" svg:height="6.1cm" draw:z-index="11"><draw:text-box><text:p text:style-name="P2">100 x 10kΩ Resistors</text:p><text:p text:style-name="P3">$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9:18:27.850053617</meta:creation-date>
    <dc:date>2017-07-25T19:41:04.379783998</dc:date>
    <meta:editing-duration>PT10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60" meta:character-count="264" meta:non-whitespace-character-count="228"/>
  </office:meta>
</office:document-meta>
</file>